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italic" style:font-style-asian="italic" style:font-style-complex="italic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italic" style:font-style-asian="italic" style:font-style-complex="italic"/>
    </style:style>
    <style:style style:name="P1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ff3333" fo:language="ru" fo:country="RU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color="#6666ff" fo:language="ru" fo:country="RU"/>
    </style:style>
    <style:style style:name="P19" style:family="paragraph" style:parent-style-name="Text_20_body">
      <style:text-properties fo:language="en" fo:country="US"/>
    </style:style>
    <style:style style:name="P20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1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language="ru" fo:country="RU" fo:font-style="normal" style:font-style-asian="normal" style:font-style-complex="normal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0000ff" fo:font-style="normal" style:font-style-asian="normal" style:font-style-complex="normal"/>
    </style:style>
    <style:style style:name="T8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style:use-window-font-color="true" fo:language="ru" fo:country="RU" fo:font-style="normal" style:font-style-asian="normal" style:font-style-complex="normal"/>
    </style:style>
    <style:style style:name="T10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1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2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Страницы с красным: 2,5,<text:span text:style-name="T1">6,</text:span>7,11,21,22,26</text:p>
      <text:p text:style-name="P11">Улучшить 1-ю и 2-ю главы (особенно вторую половину второй главы)!</text:p>
      <text:h text:style-name="Heading_20_2" text:outline-level="2">Staging page: 36</text:h>
      <text:p text:style-name="P18"/>
      <text:p text:style-name="P13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темы: Терра - Майкл Джексон, Кантерлот - Марк Нофлер, Понивилль - Сеал и фан-музыка. Дэш - Милен Фармер&gt;</text:p>
      <text:h text:style-name="Heading_20_2" text:outline-level="2">Музыка</text:h>
      <text:p text:style-name="Text_20_body">1. Терра - <text:span text:style-name="T12">Electronics “Disappointed”/Gary Jules “Mad World”/Pink Floyd “Another Brick In The Wall”</text:span></text:p>
      <text:p text:style-name="P17">2. Пробуждение - <text:span text:style-name="T6">Pet Shop Boys “So Hard”???</text:span></text:p>
      <text:p text:style-name="P17">3. Норф - <text:span text:style-name="T6">Dire Straits “Coyote”</text:span></text:p>
      <text:p text:style-name="P19">4. З<text:span text:style-name="T3">аклинание Последнего Шанса. </text:span><text:span text:style-name="T7">Mike Oldfield – Tres Lunas ”To Be Free” (Radio Edit)</text:span></text:p>
      <text:p text:style-name="P20">5. Нерадивый ученик</text:p>
      <text:p text:style-name="P19"><text:span text:style-name="T7">6. Нерадивый ученик-2 </text:span><text:span text:style-name="T9">&lt;</text:span><text:span text:style-name="T5">Depeche Mode — Painkiller</text:span><text:span text:style-name="T9">&gt;</text:span></text:p>
      <text:p text:style-name="P21">7. </text:p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10">&lt;</text:span><text:span text:style-name="T11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7"/>
      <text:p text:style-name="P1"><text:span text:style-name="T8">&lt;</text:span><text:span text:style-name="T1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8">&gt;</text:span></text:p>
      <text:p text:style-name="P12">&lt;<text:span text:style-name="T3"> Пони — сельские жители и не любят больших городов. </text:span>&gt;</text:p>
      <text:p text:style-name="P10"/>
      <text:p text:style-name="P6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3">Ещ</text:span><text:span text:style-name="T3">ё</text:span><text:span text:style-name="T13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<text:soft-page-break/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шлею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Я начал нервничать. Если пегаска вздумает прямо с обрыва уйти в крутое пике, колесница может перевернуться, а ремней безопасности тут не предусмотрено.</text:p>
      <text:p text:style-name="P3">Спокойно, Анон, она не может об этом не знать. Просто доверься ей.</text:p>
      <text:p text:style-name="P3">Парковая дорожка на исходе — а пегаска и не думала раскрывать крылья. Мне вдруг пришло в голову, что Дэш не имеет опыта буксировки небесных колесниц! Откуда ей знать! Я еле сдержался, чтобы не выпрыгнуть из «Королевы Лорен» на последних метрах. Поздно, Анон! Оставив пегаску запряженной в неуправляемую экспериментальную небесную колесницу, ты подвергнешь её опасности!</text:p>
      <text:p text:style-name="P3">Оттолкнувшись с разгону от края обрыва, Дэш прыгнула вперёд со сложенными крыльями. Вслед за ней в пропасть вылетела «Королева Лорен» с моей вопящей тушкой. Я уцепился в поручни и приготовился к крутому пике.</text:p>
      <text:p text:style-name="P3">Падения не последовало. Пегаска без труда скакала по облакам, как по земле. Колесница спокойно катилась за ней, легонько подпрыгивая на бурунчиках. Я вытер пот со лба.</text:p>
      <text:p text:style-name="P3"><text:soft-page-break/>Пик «Громовержца» остался позади. Мы мчались по бескрайней гряде молочно-белого небесного покрывала навстречу солнцу. Облачные мосты и тоннели провожали нас курящимся следом. Казалось, силуэт пегаски на фоне золотого шара испускает радужное сияние. <text:span text:style-name="T13">Во всём мире остались только м</text:span>ы<text:span text:style-name="T13"> двое и чувство абсолютной, не ограниченной ничем свобод</text:span>ы заполнило меня до краёв. Я опьянел от чистейшего, насыщенного утренней свежестью воздуха, и странные мысли зародились в уголке моего восторженного сознания.</text:p>
      <text:p text:style-name="P5"/>
      <text:p text:style-name="P14">Я хотел бы лететь в небе рядом с тобой, но у меня нет крыльев.</text:p>
      <text:p text:style-name="P14">Мне хотелось бы лежать на облаке рядом с тобой, но я сын земли.</text:p>
      <text:p text:style-name="P14">Всё, что я могу — нарисовать тебя купающейся в солнечных лучах.</text:p>
      <text:p text:style-name="P14"/>
      <text:p text:style-name="P14">Я хотела бы бежать с тобой по полю, но у меня есть крылья.</text:p>
      <text:p text:style-name="P14">Я хотела бы лежать с тобой на поле ромашек, но я дочь неба.</text:p>
      <text:p text:style-name="P14">Всё что я могу — нести тебя в колеснице по облакам.</text:p>
      <text:p text:style-name="P14"/>
      <text:p text:style-name="P15">Картинка смазалась у меня перед глазами и на миг я увидел вместо гряды облаков поле с ромашками. Голубая радужногривая пегаска летела навстречу бегущему по полю человеку, и когда они встретились… </text:p>
      <text:p text:style-name="P3"/>
      <text:p text:style-name="P3">Я помотал головой, разгоняя глюки. Не отвлекайся, Анон! Следи за пегаской, если не хочешь допустить беды.</text:p>
      <text:p text:style-name="P3">Как будто услышав мои мысли, Дэш поджала ноги и расправила крылья. Я синхронно отработал штурвалом. Мы провалились в облако, чтобы в падении развернуться и выпрыгнуть вертикально вверх, словно дельфины из морской глади.</text:p>
      <text:p text:style-name="P3">Я вцепился в поручни и упёрся ногами в выступы для копыт пони-водителя. Сейчас мы должны выровняться, пегаска не сможет тащить колесницу прямо вверх: левитационная магия колесницы работает только когда её шасси обращено к земле.</text:p>
      <text:p text:style-name="P3">Проходила секунда за секундой, а мы продолжали лететь вверх. Пегаска словно задалась продемонстрировать мне чудеса упрямства и выносливости. Я кричал пегаске, чтобы она поворачивала, но, казалось, та меня не слышала.</text:p>
      <text:p text:style-name="P3">Капля упала мне на щеку. Потом вторая, третья.</text:p>
      <text:p text:style-name="P3">Откуда дождь? Мы же над облаками? Я попробовал жидкость на вкус. Хм. Солёное. Что за хрень?</text:p>
      <text:p text:style-name="P3">Пегаска заложила широкую дугу и, наконец-то, выровнялась.</text:p>
      <text:p text:style-name="P3"/>
      <text:p text:style-name="P3"/>
      <text:p text:style-name="P3"/>
      <text:p text:style-name="P3"/>
      <text:p text:style-name="P8"/>
      <text:p text:style-name="P9">&lt; - Меня ослепило солнце!</text:p>
      <text:p text:style-name="P9">- Ослепило? Солнце? Вот в этом? - я осторожно снял с пегаски громадные противосолнечные очки. Две влажные дорожки протянулись по её скулам от глаз.</text:p>
      <text:p text:style-name="P9">- Не твоё дело! - пегаска сердито фыркнула. Вырвав у меня очки из рук, она развернулась на одном копыте и улетела.&gt;</text:p>
      <text:p text:style-name="P16"/>
      <text:h text:style-name="Heading_20_2" text:outline-level="2"><text:soft-page-break/>Идеи</text:h>
      <text:list xml:id="list3681638417176415378" text:style-name="L1">
        <text:list-item>
          <text:p text:style-name="P22">Книги:</text:p>
        </text:list-item>
      </text:list>
      <text:list xml:id="list2386017810589665632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6257508180568949378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<text:soft-page-break/>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15T01:34:22.16</dc:date>
    <meta:editing-duration>P2DT12H13M25S</meta:editing-duration>
    <meta:editing-cycles>85</meta:editing-cycles>
    <meta:generator>OpenOffice/4.1.1$Win32 OpenOffice.org_project/411m6$Build-9775</meta:generator>
    <meta:document-statistic meta:table-count="0" meta:image-count="0" meta:object-count="0" meta:page-count="5" meta:paragraph-count="114" meta:word-count="1943" meta:character-count="12399"/>
    <dc:creator>макс </dc:creator>
  </office:meta>
</office:document-meta>
</file>